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3f9c2" officeooo:paragraph-rsid="0013f9c2" style:font-weight-asian="bold" style:font-weight-complex="bold"/>
    </style:style>
    <style:style style:name="P2" style:family="paragraph" style:parent-style-name="Standard">
      <style:text-properties fo:font-style="italic" officeooo:paragraph-rsid="00121e32" style:font-style-asian="italic" style:font-style-complex="italic"/>
    </style:style>
    <style:style style:name="P3" style:family="paragraph" style:parent-style-name="Standard">
      <style:text-properties officeooo:paragraph-rsid="00121e32"/>
    </style:style>
    <style:style style:name="P4" style:family="paragraph" style:parent-style-name="Standard">
      <style:text-properties fo:font-weight="bold" officeooo:rsid="00121e32" officeooo:paragraph-rsid="00121e32" style:font-weight-asian="bold" style:font-weight-complex="bold"/>
    </style:style>
    <style:style style:name="P5" style:family="paragraph" style:parent-style-name="Standard">
      <style:text-properties fo:font-weight="normal" officeooo:paragraph-rsid="00138ed7" style:font-weight-asian="normal" style:font-weight-complex="normal"/>
    </style:style>
    <style:style style:name="P6" style:family="paragraph" style:parent-style-name="Standard">
      <style:text-properties officeooo:rsid="00138ed7" officeooo:paragraph-rsid="00138ed7"/>
    </style:style>
    <style:style style:name="P7" style:family="paragraph" style:parent-style-name="Standard">
      <style:text-properties fo:font-style="italic" officeooo:rsid="00138ed7" officeooo:paragraph-rsid="001e187a" style:font-style-asian="italic" style:font-style-complex="italic"/>
    </style:style>
    <style:style style:name="P8" style:family="paragraph" style:parent-style-name="Standard">
      <style:text-properties fo:font-style="italic" fo:font-weight="bold" officeooo:rsid="00138ed7" officeooo:paragraph-rsid="001e187a" style:font-style-asian="italic" style:font-weight-asian="bold" style:font-style-complex="italic" style:font-weight-complex="bold"/>
    </style:style>
    <style:style style:name="P9" style:family="paragraph" style:parent-style-name="Standard">
      <style:text-properties officeooo:paragraph-rsid="0013f9c2"/>
    </style:style>
    <style:style style:name="P10" style:family="paragraph" style:parent-style-name="Standard">
      <style:text-properties officeooo:rsid="0016d197" officeooo:paragraph-rsid="0016d197"/>
    </style:style>
    <style:style style:name="P11" style:family="paragraph" style:parent-style-name="Standard">
      <style:text-properties officeooo:rsid="0018961d" officeooo:paragraph-rsid="0018961d"/>
    </style:style>
    <style:style style:name="P12" style:family="paragraph" style:parent-style-name="Standard">
      <style:text-properties officeooo:rsid="0016d197" officeooo:paragraph-rsid="0018961d"/>
    </style:style>
    <style:style style:name="P13" style:family="paragraph" style:parent-style-name="Standard">
      <style:text-properties fo:font-weight="bold" officeooo:rsid="0018961d" officeooo:paragraph-rsid="0018961d" style:font-weight-asian="bold" style:font-weight-complex="bold"/>
    </style:style>
    <style:style style:name="P14" style:family="paragraph" style:parent-style-name="Standard">
      <style:text-properties fo:font-weight="bold" officeooo:rsid="002debd9" officeooo:paragraph-rsid="002debd9" style:font-weight-asian="bold" style:font-weight-complex="bold"/>
    </style:style>
    <style:style style:name="P15" style:family="paragraph" style:parent-style-name="Standard">
      <style:text-properties fo:font-style="italic" fo:font-weight="bold" officeooo:paragraph-rsid="00121e32" style:font-style-asian="italic" style:font-weight-asian="bold" style:font-style-complex="italic" style:font-weight-complex="bold"/>
    </style:style>
    <style:style style:name="P16" style:family="paragraph" style:parent-style-name="Standard">
      <style:text-properties officeooo:paragraph-rsid="0021a985"/>
    </style:style>
    <style:style style:name="P17" style:family="paragraph" style:parent-style-name="Standard">
      <style:text-properties officeooo:rsid="0021a985" officeooo:paragraph-rsid="0021a985"/>
    </style:style>
    <style:style style:name="P18" style:family="paragraph" style:parent-style-name="Standard">
      <style:text-properties fo:font-style="italic" officeooo:paragraph-rsid="0021a985" style:font-style-asian="italic" style:font-style-complex="italic"/>
    </style:style>
    <style:style style:name="P19" style:family="paragraph" style:parent-style-name="Standard">
      <style:text-properties officeooo:paragraph-rsid="00258acc"/>
    </style:style>
    <style:style style:name="P20" style:family="paragraph" style:parent-style-name="Standard">
      <style:text-properties officeooo:rsid="00258acc" officeooo:paragraph-rsid="00258acc"/>
    </style:style>
    <style:style style:name="P21" style:family="paragraph" style:parent-style-name="Standard">
      <style:text-properties officeooo:paragraph-rsid="0029e47c"/>
    </style:style>
    <style:style style:name="P22" style:family="paragraph" style:parent-style-name="Standard">
      <style:text-properties officeooo:rsid="0029e47c" officeooo:paragraph-rsid="0029e47c"/>
    </style:style>
    <style:style style:name="P23" style:family="paragraph" style:parent-style-name="Standard">
      <style:text-properties officeooo:paragraph-rsid="002734e6"/>
    </style:style>
    <style:style style:name="P24" style:family="paragraph" style:parent-style-name="Standard">
      <style:text-properties fo:font-weight="bold" officeooo:paragraph-rsid="00121e32" style:font-weight-asian="bold" style:font-weight-complex="bold"/>
    </style:style>
    <style:style style:name="T1" style:family="text">
      <style:text-properties fo:font-style="normal" officeooo:rsid="00121e32" style:font-style-asian="normal" style:font-style-complex="normal"/>
    </style:style>
    <style:style style:name="T2" style:family="text">
      <style:text-properties officeooo:rsid="001cf63a"/>
    </style:style>
    <style:style style:name="T3" style:family="text">
      <style:text-properties fo:font-weight="bold" style:font-weight-asian="bold" style:font-weight-complex="bold"/>
    </style:style>
    <style:style style:name="T4" style:family="text">
      <style:text-properties fo:font-style="italic" officeooo:rsid="00121e32" style:font-style-asian="italic" style:font-style-complex="italic"/>
    </style:style>
    <style:style style:name="T5" style:family="text">
      <style:text-properties fo:font-style="italic" style:font-style-asian="italic" style:font-style-complex="italic"/>
    </style:style>
    <style:style style:name="T6" style:family="text">
      <style:text-properties officeooo:rsid="00138ed7"/>
    </style:style>
    <style:style style:name="T7" style:family="text">
      <style:text-properties officeooo:rsid="001b06b9"/>
    </style:style>
    <style:style style:name="T8" style:family="text">
      <style:text-properties officeooo:rsid="0013f9c2"/>
    </style:style>
    <style:style style:name="T9" style:family="text">
      <style:text-properties fo:font-style="italic" officeooo:rsid="0013f9c2" style:font-style-asian="italic" style:font-style-complex="italic"/>
    </style:style>
    <style:style style:name="T10" style:family="text">
      <style:text-properties fo:font-style="normal" officeooo:rsid="0013f9c2"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officeooo:rsid="00212bb8" style:font-style-asian="italic" style:font-style-complex="italic"/>
    </style:style>
    <style:style style:name="T13" style:family="text">
      <style:text-properties officeooo:rsid="0018961d"/>
    </style:style>
    <style:style style:name="T14" style:family="text">
      <style:text-properties officeooo:rsid="0016d197"/>
    </style:style>
    <style:style style:name="T15" style:family="text">
      <style:text-properties fo:font-weight="normal" style:font-weight-asian="normal" style:font-weight-complex="normal"/>
    </style:style>
    <style:style style:name="T16" style:family="text">
      <style:text-properties fo:font-weight="normal" officeooo:rsid="002d1fb0" style:font-weight-asian="normal" style:font-weight-complex="normal"/>
    </style:style>
    <style:style style:name="T17" style:family="text">
      <style:text-properties officeooo:rsid="002b6d89"/>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officeooo:rsid="0021a985"/>
    </style:style>
    <style:style style:name="T20" style:family="text">
      <style:text-properties officeooo:rsid="00233b19"/>
    </style:style>
    <style:style style:name="T21" style:family="text">
      <style:text-properties fo:font-style="normal" officeooo:rsid="0021a985" style:font-style-asian="normal" style:font-style-complex="normal"/>
    </style:style>
    <style:style style:name="T22" style:family="text">
      <style:text-properties fo:font-style="italic" officeooo:rsid="00258acc" style:font-style-asian="italic" style:font-style-complex="italic"/>
    </style:style>
    <style:style style:name="T23" style:family="text">
      <style:text-properties fo:language="en" fo:country="US" fo:font-style="italic" style:font-style-asian="italic" style:font-style-complex="italic"/>
    </style:style>
    <style:style style:name="T24" style:family="text">
      <style:text-properties officeooo:rsid="00258acc"/>
    </style:style>
    <style:style style:name="T25" style:family="text">
      <style:text-properties officeooo:rsid="002734e6"/>
    </style:style>
    <style:style style:name="T26" style:family="text">
      <style:text-properties officeooo:rsid="0027fc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dataset comes with the book:</text:p>
      <text:p text:style-name="Standard">Stat Labs: Mathematical Statistics Through Applications, by Deborah Nolan and Terry Speed, Springer (2000)</text:p>
      <text:p text:style-name="Standard"/>
      <text:p text:style-name="Standard">Their website with datasets:</text:p>
      <text:p text:style-name="Standard"><text:a xlink:type="simple" xlink:href="https://www.stat.berkeley.edu/users/statlabs/howTo.html" text:style-name="Internet_20_link" text:visited-style-name="Visited_20_Internet_20_Link">https://www.stat.berkeley.edu/users/statlabs/howTo.html</text:a> </text:p>
      <text:p text:style-name="Standard"/>
      <text:p text:style-name="Standard"/>
      <text:p text:style-name="P1">THE DATA</text:p>
      <text:p text:style-name="P2"><text:span text:style-name="T1">Part of the data from this dataset comes from “</text:span><text:span text:style-name="T2">the </text:span>Child Health and Development Studies (<text:span text:style-name="T3">CHDS</text:span>) —a comprehensive investigation of all pregnancies that occurred between 1960 and 1967 among women in the Kaiser Foundation Health Plan in the San Francisco–East Bay area (Yerushalmy [Yer71]).” <text:span text:style-name="T2">pg2</text:span></text:p>
      <text:p text:style-name="P2">“The Kaiser Health Plan is a prepaid medical care program. The women in the study were all those enrolled in the Kaiser Plan who had obtained prenatal care in the San Francisco–East Bay area and who delivered at any of the Kaiser hospitals in Northern California.” <text:span text:style-name="T2">pg2</text:span></text:p>
      <text:p text:style-name="P2"/>
      <text:p text:style-name="P2">“The women seek medical care at Kaiser relatively early in pregnancy. Two thirds report in the first trimester; nearly one-half when they are pregnant for 1. Maternal Smoking and Infant Health 3 2 months or less. The study families represent a broad range in economic, social and educational characteristics. Nearly two-thirds are white, one-fifth negro, 3 to 4 percent oriental, and the remaining are members of other races and of mixed marriages. Some 30 percent of the husbands are in professional occupations. A large number are members of various unions. Nearly 10 percent are employed by the University of California at Berkeley in academic and administrative posts, and 20 percent are in government service. The educational level is somewhat higher than that of California as a whole, as is the average income. Thus, the study population is broadly based and is not atypical of an employed population. It is deficient in the indigent and the very affluent segments of the population since these groups are not likely to be represented in a prepaid medical program.” <text:span text:style-name="T2">pgs 2-3</text:span></text:p>
      <text:p text:style-name="P3"/>
      <text:p text:style-name="P3"/>
      <text:p text:style-name="P3"/>
      <text:p text:style-name="P3"/>
      <text:p text:style-name="P4">Infant Deaths Tied to Premature Births (Low weights not solely to blame) - New York Times (March 1, 1995) <text:span text:style-name="T2">pg 1</text:span></text:p>
      <text:p text:style-name="P5"><text:span text:style-name="T4">“</text:span><text:span text:style-name="T5">Being born too soon, rather than too small, is the main underlying cause of stillbirth and infant deaths within four weeks of birth.</text:span><text:span text:style-name="T4">”</text:span></text:p>
      <text:p text:style-name="P2">“Dr. Allen Wilcox of the National Institute of Environmental Health Sciences in Research Triangle Park, N.C., concluded that improving the nations infant mortality rate would depend on preventing preterm births, not on increasing the average weight of newborns.” </text:p>
      <text:p text:style-name="P2">“Ounce for ounce, he said, the babies <text:span text:style-name="T6">o</text:span>f smoking mothers had a higher survival <text:span text:style-name="T6">r</text:span>ate. As he explained this paradoxical finding, although smoking interferes with weight gain, it does not shorten pregnancy” </text:p>
      <text:p text:style-name="P3"/>
      <text:p text:style-name="P3"/>
      <text:p text:style-name="P3"/>
      <text:p text:style-name="P6">So it makes sense that smaller babies of smoking mothers, who carry their baby to full term, are more likely to survive than premature babies at the same weight. It’s not the weight of the baby it’s whether the mother carried the baby for the full term.</text:p>
      <text:p text:style-name="P6"/>
      <text:p text:style-name="P6"/>
      <text:p text:style-name="P6"/>
      <text:p text:style-name="P6"><text:soft-page-break/></text:p>
      <text:p text:style-name="P6"/>
      <text:p text:style-name="P6"/>
      <text:p text:style-name="P7">“One of the U.S. Surgeon General’s health warnings placed on the side panel of cigarette packages reads: </text:p>
      <text:p text:style-name="P7"/>
      <text:p text:style-name="P8">Smoking by pregnant women may result in fetal injury, premature birth, and low birth weight. </text:p>
      <text:p text:style-name="P7"/>
      <text:p text:style-name="P7">In this lab, you will have the opportunity to compare the birth weights of babies born to smokers and non smokers in order to determine whether they corroborate the Surgeon General’s warning.” <text:span text:style-name="T7">pg. 2</text:span></text:p>
      <text:p text:style-name="P6"/>
      <text:p text:style-name="P6"/>
      <text:p text:style-name="P6"/>
      <text:p text:style-name="P9"><text:span text:style-name="T8">Now, the dataset provided, with this book, only provides the weights of “...</text:span><text:span text:style-name="T9">baby boys </text:span><text:span text:style-name="T5">born during one year of the study </text:span><text:span text:style-name="T10">(</text:span><text:span text:style-name="T11">CHDS</text:span><text:span text:style-name="T10">)</text:span><text:span text:style-name="T5"> who lived at least 28 days and who were single births (i.e., not one of a twin or triplet). The information available for each baby is birth weight </text:span><text:span text:style-name="T9">in ounces</text:span><text:span text:style-name="T5"> and whether or not the mother smoked during her pregnancy.” </text:span><text:span text:style-name="T12">pg. 3</text:span></text:p>
      <text:p text:style-name="P3"/>
      <text:p text:style-name="P3"/>
      <text:p text:style-name="P10">There is only a limited amount of information to draw conclusions upon. But I might be able to determine, to a significant degree, whether smoking does lower average birth weight. </text:p>
      <text:p text:style-name="P10"/>
      <text:p text:style-name="P10"/>
      <text:p text:style-name="P10"><text:span text:style-name="T3">Null Hypothesis: </text:span>There is no significant <text:span text:style-name="T13">average decrease</text:span> in the birth weight of baby boys <text:span text:style-name="T13">of smoking mothers compared to non smoking mothers.</text:span></text:p>
      <text:p text:style-name="P10"/>
      <text:p text:style-name="P11"><text:span text:style-name="T3">Alternative hypothesis: </text:span><text:span text:style-name="T14">There is </text:span>a<text:span text:style-name="T14"> significant </text:span>decrease<text:span text:style-name="T14"> in the </text:span>average <text:span text:style-name="T14">birth weight of baby boys </text:span>of smoking mothers compared to non smoking mothers.</text:p>
      <text:p text:style-name="P12"/>
      <text:p text:style-name="P13">Limitations:<text:span text:style-name="T15"> There is no data on the mothers </text:span><text:span text:style-name="T16">age,</text:span><text:span text:style-name="T15"> weight, height, build, diet, stress levels, whether they live in an urban or non-urban area, pollution levels, family support, mental health during pregnancy, etc.</text:span></text:p>
      <text:p text:style-name="P3"><text:span text:style-name="T17">A</text:span>djusted for the mother’s age and other factors that could potentially misrepresent the results?</text:p>
      <text:p text:style-name="P14">Chapter 10 provides a more indepth datset with mother’s age, weight, length of pregnancy etc. This will provide a better chance to see if we should accept the alternative hypothesis.</text:p>
      <text:p text:style-name="P3"/>
      <text:p text:style-name="P3"/>
      <text:p text:style-name="P15">Fetal Development </text:p>
      <text:p text:style-name="P16"><text:span text:style-name="T5">“At 28 weeks of age, the fetus weighs about 4 to 5 pounds (1800 to 2300 grams) and is about 40 centimeters (cm) long. At 32 weeks, it typically weighs 5 to 5.5 pounds (2300 to 2500 grams) and is about 45 cm long. In the final weeks prior to delivery, babies gain about 0.2 pounds (90 grams) a week. </text:span><text:span text:style-name="T18">Most newborns range from 45 to 55 cm in length and from 5.5 to 8.8 pounds (2500 to 4000 grams)</text:span><text:span text:style-name="T5">. Babies born at term that weigh under 5.5 pounds are considered small for their gestational age.”</text:span> <text:span text:style-name="T19">pgs. 3-4</text:span></text:p>
      <text:p text:style-name="P16"/>
      <text:p text:style-name="P17">This will give the dataset some context – i.e. which babies seem underweight, overweight, average etc. In the sample dataset, it’s not mentioned, specifically, whether these babies had the typical gestation period of 40 weeks. <text:span text:style-name="T20">But, this information may be apparent when doing descriptive analysis on the data. It would seem wise for this book to select data of babies that had a typical gestation period rather than a mix of preterm and full term pregnancy. </text:span></text:p>
      <text:p text:style-name="P17"/>
      <text:p text:style-name="P18"><text:soft-page-break/>“Those born earlier than 37 weeks are considered preterm. Few babies are allowed to remain in utero for more than 42 weeks because brain damage may occur due to deterioration of the placenta.” <text:span text:style-name="T21">pg. 3</text:span></text:p>
      <text:p text:style-name="P3"/>
      <text:p text:style-name="P3"/>
      <text:p text:style-name="P19">“<text:span text:style-name="T22">Swan, </text:span><text:span text:style-name="T5">a </text:span><text:span text:style-name="T23">pediatrician</text:span><text:span text:style-name="T5"> in Australia, undertook a series of epidemiological studies on the subject and found a connection between babies born to mothers who contracted rubella during the epidemic while in their first trimester of pregnancy and heart, eye, and ear defects in the infant.</text:span>” <text:span text:style-name="T24">pg. 5</text:span></text:p>
      <text:p text:style-name="P19"/>
      <text:p text:style-name="P20">After 1940, evidence was found that the fetus is not protected from disease, viruses or chemicals while in the womb as previously thought. <text:span text:style-name="T25">This provides evidence that the multitude of chemical agents in tobacco will interact with the growing fetus in some way. </text:span></text:p>
      <text:p text:style-name="P3"/>
      <text:p text:style-name="P3"/>
      <text:p text:style-name="P21">“<text:span text:style-name="T5">It is commonly thought that the carbon monoxide in cigarette smoke reduces the oxygen supplied to the fetus. When a cigarette is smoked, the carbon monoxide in the inhaled smoke binds with the </text:span><text:span text:style-name="T23">hemoglobin</text:span><text:span text:style-name="T5"> in the blood to form </text:span><text:span text:style-name="T23">carboxyhemoglobin.</text:span><text:span text:style-name="T5"> </text:span><text:span text:style-name="T23">Hemoglobin</text:span><text:span text:style-name="T5"> has a much greater affinity for carbon monoxide than oxygen...The physiological effects of a decreased oxygen supply on fetal development are not completely understood.</text:span>” <text:span text:style-name="T26">pg. 5</text:span></text:p>
      <text:p text:style-name="P21"/>
      <text:p text:style-name="P22">So, decreased oxygen supply could reduce the overall growth rate of the fetus.</text:p>
      <text:p text:style-name="P23"/>
      <text:p text:style-name="P23"/>
      <text:p text:style-name="P3"/>
      <text:p text:style-name="P3"/>
      <text:p text:style-name="P3"/>
      <text:p text:style-name="P24">References </text:p>
      <text:p text:style-name="P3"><text:span text:style-name="T3">[Yer71] </text:span>J. Yerushalmy. The relationship of parents’ cigarette smoking to outcome of pregnancy—implications as to the problem of inferring causation from observed associations. Am. J. Epidemiol., 93:443–456, 1971.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6T09:06:17.285951000</meta:creation-date>
    <dc:date>2026-02-06T11:56:10.852419800</dc:date>
    <meta:editing-duration>PT2H27M10S</meta:editing-duration>
    <meta:editing-cycles>23</meta:editing-cycles>
    <meta:generator>LibreOffice/25.2.7.2$Windows_X86_64 LibreOffice_project/5cbfd1ab6520636bb5f7b99185aa69bd7456825d</meta:generator>
    <meta:document-statistic meta:table-count="0" meta:image-count="0" meta:object-count="0" meta:page-count="3" meta:paragraph-count="33" meta:word-count="1153" meta:character-count="7000" meta:non-whitespace-character-count="5872"/>
  </office:meta>
</office:document-meta>
</file>